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ahoma" svg:font-family="Tahom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6.747cm" style:rel-column-width="17204*"/>
    </style:style>
    <style:style style:name="Таблица1.B" style:family="table-column">
      <style:table-column-properties style:column-width="0.397cm" style:rel-column-width="1012*"/>
    </style:style>
    <style:style style:name="Таблица1.C" style:family="table-column">
      <style:table-column-properties style:column-width="6.35cm" style:rel-column-width="16192*"/>
    </style:style>
    <style:style style:name="Таблица1.D" style:family="table-column">
      <style:table-column-properties style:column-width="12.206cm" style:rel-column-width="31127*"/>
    </style:style>
    <style:style style:name="Таблица1.A1" style:family="table-cell">
      <style:table-cell-properties fo:background-color="#66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D1" style:family="table-cell">
      <style:table-cell-properties fo:background-color="#666666" fo:padding="0.097cm" fo:border="0.002cm solid #000000">
        <style:background-image/>
      </style:table-cell-properties>
    </style:style>
    <style:style style:name="Таблица1.A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margin-left="0cm" fo:margin-right="0cm" fo:text-align="start" style:justify-single-word="false" fo:text-indent="0.605cm" style:auto-text-indent="false"/>
      <style:text-properties fo:language="ru" fo:country="RU"/>
    </style:style>
    <style:style style:name="P4" style:family="paragraph" style:parent-style-name="Standard">
      <style:paragraph-properties fo:margin-left="0cm" fo:margin-right="0cm" fo:text-align="start" style:justify-single-word="false" fo:text-indent="0.605cm" style:auto-text-indent="false"/>
      <style:text-properties style:font-name="Tahoma" fo:language="ru" fo:country="RU"/>
    </style:style>
    <style:style style:name="P5" style:family="paragraph" style:parent-style-name="Table_20_Contents">
      <style:text-properties fo:language="en" fo:country="US"/>
    </style:style>
    <style:style style:name="P6" style:family="paragraph" style:parent-style-name="Table_20_Contents">
      <style:text-properties fo:language="en" fo:country="US" fo:font-weight="bold" style:font-weight-asian="bold" style:font-weight-complex="bold"/>
    </style:style>
    <style:style style:name="P7" style:family="paragraph" style:parent-style-name="Table_20_Contents">
      <style:text-properties fo:language="ru" fo:country="RU"/>
    </style:style>
    <style:style style:name="P8" style:family="paragraph" style:parent-style-name="Table_20_Contents">
      <style:text-properties fo:language="ru" fo:country="RU" fo:font-weight="bold" style:font-weight-asian="bold" style:font-weight-complex="bold"/>
    </style:style>
    <style:style style:name="P9" style:family="paragraph" style:parent-style-name="Table_20_Contents">
      <style:text-properties fo:language="ru" fo:country="RU" fo:font-weight="normal" style:font-weight-asian="normal" style:font-weight-complex="normal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fo:color="#ffffff" fo:language="ru" fo:country="RU" fo:font-weight="bold" style:font-weight-asian="bold" style:font-weight-complex="bold"/>
    </style:style>
    <style:style style:name="P12" style:family="paragraph" style:parent-style-name="Table_20_Contents">
      <style:text-properties fo:color="#ffffff" fo:font-weight="bold" style:font-weight-asian="bold" style:font-weight-complex="bold"/>
    </style:style>
    <style:style style:name="P13" style:family="paragraph" style:parent-style-name="Table_20_Contents">
      <style:text-properties fo:font-weight="normal" style:font-weight-asian="normal" style:font-weight-complex="normal"/>
    </style:style>
    <style:style style:name="P14" style:family="paragraph" style:parent-style-name="Table_20_Contents">
      <style:text-properties style:font-name="Tahoma" fo:language="ru" fo:country="RU"/>
    </style:style>
    <style:style style:name="P15" style:family="paragraph" style:parent-style-name="Table_20_Contents">
      <style:text-properties style:use-window-font-color="true" style:font-name="Tahoma" fo:language="ru" fo:country="RU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ahoma" fo:language="ru" fo:country="RU"/>
    </style:style>
    <style:style style:name="P17" style:family="paragraph" style:parent-style-name="Text_20_body">
      <style:text-properties style:font-name="Tahoma" fo:language="ru" fo:country="RU"/>
    </style:style>
    <style:style style:name="P18" style:family="paragraph" style:parent-style-name="Text_20_body">
      <style:paragraph-properties fo:padding="0.074cm" fo:border-left="none" fo:border-right="none" fo:border-top="none" fo:border-bottom="0.035cm solid #000000" style:join-border="false"/>
      <style:text-properties style:font-name="Tahoma" fo:language="ru" fo:country="RU"/>
    </style:style>
    <style:style style:name="P19" style:family="paragraph" style:parent-style-name="Heading_20_2">
      <style:text-properties style:font-name="Tahoma"/>
    </style:style>
    <style:style style:name="P20" style:family="paragraph" style:parent-style-name="Table_20_Contents" style:list-style-name="L1">
      <style:text-properties fo:language="en" fo:country="US"/>
    </style:style>
    <style:style style:name="P21" style:family="paragraph" style:parent-style-name="Table_20_Contents" style:list-style-name="L2">
      <style:text-properties fo:language="en" fo:country="US"/>
    </style:style>
    <style:style style:name="P22" style:family="paragraph" style:parent-style-name="Table_20_Contents">
      <style:text-properties fo:language="en" fo:country="US" fo:font-weight="bold" style:font-weight-asian="bold" style:font-weight-complex="bold"/>
    </style:style>
    <style:style style:name="P23" style:family="paragraph" style:parent-style-name="Table_20_Contents" style:list-style-name="L3">
      <style:text-properties fo:language="ru" fo:country="RU"/>
    </style:style>
    <style:style style:name="P24" style:family="paragraph" style:parent-style-name="Table_20_Contents" style:list-style-name="L4">
      <style:text-properties fo:language="ru" fo:country="RU"/>
    </style:style>
    <style:style style:name="P25" style:family="paragraph" style:parent-style-name="Heading_20_1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style:font-name="Tahoma"/>
    </style:style>
    <style:style style:name="T5" style:family="text">
      <style:text-properties style:font-name="Tahoma" fo:language="en" fo:country="US"/>
    </style:style>
    <style:style style:name="T6" style:family="text">
      <style:text-properties style:font-name="Tahoma"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normal" style:font-weight-asian="normal" style:font-weight-complex="normal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ff0000" fo:font-weight="bold" style:font-weight-asian="bold" style:font-weight-complex="bold"/>
    </style:style>
    <style:style style:name="T13" style:family="text">
      <style:text-properties fo:color="#ff0000" fo:language="en" fo:country="US" fo:font-weight="bold" style:font-weight-asian="bold" style:font-weight-complex="bold"/>
    </style:style>
    <style:style style:name="T14" style:family="text">
      <style:text-properties style:use-window-font-color="true" fo:font-weight="normal" style:font-weight-asian="normal" style:font-weight-complex="normal"/>
    </style:style>
    <style:style style:name="T15" style:family="text">
      <style:text-properties style:use-window-font-color="true" fo:language="en" fo:country="US" fo:font-weight="normal" style:font-weight-asian="normal" style:font-weight-complex="normal"/>
    </style:style>
    <style:style style:name="T16" style:family="text">
      <style:text-properties style:use-window-font-color="true" fo:language="en" fo:country="US" fo:font-weight="bold" style:font-weight-asian="bold" style:font-weight-complex="bold"/>
    </style:style>
    <style:style style:name="T17" style:family="text">
      <style:text-properties style:use-window-font-color="true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OXD_TCP</text:h>
      <text:p text:style-name="P2">Описание протокола «<text:span text:style-name="T1">Open XD TCP</text:span><text:span text:style-name="T5">»</text:span></text:p>
      <text:p text:style-name="P1">v. 0.0.05a</text:p>
      <text:p text:style-name="P1"/>
      <text:h text:style-name="P19" text:outline-level="2">Цель протокола</text:h>
      <text:p text:style-name="P3"><text:span text:style-name="T4">Организовать двустороннюю передачу данных между приложением на базе игрового движка </text:span><text:span text:style-name="T5">(</text:span><text:span text:style-name="T4">ниже, условно называем как</text:span><text:span text:style-name="T5"> </text:span><text:span text:style-name="T6">клиент</text:span><text:span text:style-name="T5">) </text:span><text:span text:style-name="T4">и приложением, которое управляет динамической платформой </text:span><text:span text:style-name="T5">(</text:span><text:span text:style-name="T4">далее условно называем как </text:span><text:span text:style-name="T6">сервер</text:span><text:span text:style-name="T5">).</text:span><text:span text:style-name="T4"> </text:span></text:p>
      <text:p text:style-name="P3"><text:span text:style-name="T4">Обмен данных осуществляется по средствам </text:span><text:span text:style-name="T5">TCP </text:span><text:span text:style-name="T4">протокола</text:span><text:span text:style-name="T5">. </text:span><text:span text:style-name="T4">Адрес и порт соединения должен быть настраиваемый. По умолчанию используется </text:span><text:span text:style-name="T5">IP </text:span><text:span text:style-name="T4">127.0.0.1 и порт 11000.</text:span></text:p>
      <text:p text:style-name="P4">Протокол состоит из набора сообщений, которые могут распознаются как команды, отчеты, поток данных.</text:p>
      <text:p text:style-name="P4"/>
      <text:p text:style-name="P16"/>
      <text:h text:style-name="P19" text:outline-level="2">Команды получаемые клиентом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table:number-columns-spanned="2" office:value-type="string">
            <text:p text:style-name="P11">Команда</text:p>
          </table:table-cell>
          <table:covered-table-cell/>
          <table:table-cell table:style-name="Таблица1.A1" office:value-type="string">
            <text:p text:style-name="P12">Параметры</text:p>
          </table:table-cell>
          <table:table-cell table:style-name="Таблица1.D1" office:value-type="string">
            <text:p text:style-name="P12">Описание</text:p>
          </table:table-cell>
        </table:table-row>
        <table:table-row>
          <table:table-cell table:style-name="Таблица1.A2" table:number-columns-spanned="4" office:value-type="string">
            <text:p text:style-name="Table_20_Contents">Управление основным треком анимации (камера или транспорт)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2" office:value-type="string">
            <text:p text:style-name="P6">START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Запуск проигрывания</text:p>
          </table:table-cell>
        </table:table-row>
        <table:table-row>
          <table:table-cell table:style-name="Таблица1.A3" table:number-columns-spanned="2" office:value-type="string">
            <text:p text:style-name="P6">STOP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Остановка с возвратом на начало проигрывания</text:p>
          </table:table-cell>
        </table:table-row>
        <table:table-row>
          <table:table-cell table:style-name="Таблица1.A3" table:number-columns-spanned="2" office:value-type="string">
            <text:p text:style-name="P6">PAUSE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Остановка</text:p>
          </table:table-cell>
        </table:table-row>
        <table:table-row>
          <table:table-cell table:style-name="Таблица1.A3" table:number-columns-spanned="2" office:value-type="string">
            <text:p text:style-name="P6">QUIT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P7">Закрытие клиента, выход из программы</text:p>
          </table:table-cell>
        </table:table-row>
        <table:table-row>
          <table:table-cell table:style-name="Таблица1.A2" table:number-columns-spanned="4" office:value-type="string">
            <text:p text:style-name="P9">Управление уровнями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2" office:value-type="string">
            <text:p text:style-name="P6">LEVELS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P7">Возвращает список доступных уровней в формате <text:span text:style-name="T10">JSON</text:span><text:span text:style-name="T12">*</text:span><text:span text:style-name="T1">, </text:span>пример:</text:p>
            <text:p text:style-name="P6">{'Super Bomb','Fly Fire','Mad Attack'}</text:p>
          </table:table-cell>
        </table:table-row>
        <table:table-row>
          <table:table-cell table:style-name="Таблица1.A3" table:number-columns-spanned="2" office:value-type="string">
            <text:p text:style-name="P6">LOAD_LEVEL</text:p>
          </table:table-cell>
          <table:covered-table-cell/>
          <table:table-cell table:style-name="Таблица1.A3" office:value-type="string">
            <text:p text:style-name="P7">Имя уровня</text:p>
          </table:table-cell>
          <table:table-cell table:style-name="Таблица1.D3" office:value-type="string">
            <text:p text:style-name="Table_20_Contents"><text:span text:style-name="T7">Загружает указанный уровень. </text:span>Имя уровня можно получить при помощи <text:span text:style-name="T2">LEVELS_GET</text:span><text:span text:style-name="T3">, </text:span><text:span text:style-name="T8">если уровень не найден, </text:span><text:soft-page-break/><text:span text:style-name="T8">возвращает </text:span><text:span text:style-name="T2">LEVEL name NOT_FOUND</text:span></text:p>
          </table:table-cell>
        </table:table-row>
        <table:table-row>
          <table:table-cell table:style-name="Таблица1.A2" table:number-columns-spanned="4" office:value-type="string">
            <text:p text:style-name="P9">Справочная информация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2" office:value-type="string">
            <text:p text:style-name="P6">NAME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P7">Возвращает имя приложения</text:p>
          </table:table-cell>
        </table:table-row>
        <table:table-row>
          <table:table-cell table:style-name="Таблица1.A3" table:number-columns-spanned="2" office:value-type="string">
            <text:p text:style-name="P6">TITLE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P7">Возвращает заголовок приложения</text:p>
          </table:table-cell>
        </table:table-row>
        <table:table-row>
          <table:table-cell table:style-name="Таблица1.A3" table:number-columns-spanned="2" office:value-type="string">
            <text:p text:style-name="P6">DESCRIPTION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Возвращает описание приложения</text:p>
          </table:table-cell>
        </table:table-row>
        <table:table-row>
          <table:table-cell table:style-name="Таблица1.A3" table:number-columns-spanned="2" office:value-type="string">
            <text:p text:style-name="P6">AUTHOR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Возвращает имя автора приложения</text:p>
          </table:table-cell>
        </table:table-row>
        <table:table-row>
          <table:table-cell table:style-name="Таблица1.A3" table:number-columns-spanned="2" office:value-type="string">
            <text:p text:style-name="P6">ENGINE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Возвращает имя игрового движка, на базе которого построено приложение</text:p>
          </table:table-cell>
        </table:table-row>
        <table:table-row>
          <table:table-cell table:style-name="Таблица1.A3" table:number-columns-spanned="2" office:value-type="string">
            <text:p text:style-name="P6">OXD_TCP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Возвращает версию протокола <text:span text:style-name="T1">OXD_TCP</text:span></text:p>
          </table:table-cell>
        </table:table-row>
        <table:table-row>
          <table:table-cell table:style-name="Таблица1.A3" table:number-columns-spanned="2" office:value-type="string">
            <text:p text:style-name="P6">ID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Идентификационный номер или контрольная сумма</text:p>
          </table:table-cell>
        </table:table-row>
        <table:table-row>
          <table:table-cell table:style-name="Таблица1.A3" table:number-columns-spanned="2" office:value-type="string">
            <text:p text:style-name="P6">OCULOS_SDK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P7">Возвращает номер версии <text:span text:style-name="T1">SDK </text:span>Oсulos <text:span text:style-name="T1">Rift, </text:span>если не поддерживает, возвращает <text:span text:style-name="T2">NONE</text:span></text:p>
          </table:table-cell>
        </table:table-row>
        <table:table-row>
          <table:table-cell table:style-name="Таблица1.A2" table:number-columns-spanned="4" office:value-type="string">
            <text:p text:style-name="P7">Настройки клиента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2" office:value-type="string">
            <text:p text:style-name="P6">DEBUG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D3" office:value-type="string">
            <text:p text:style-name="P9">Устанавливает или отменяет режим отладки <text:span text:style-name="T1">TCP </text:span>клиента. В <text:s/>этом режиме на экран выводятся строки, получаемые или отправляемые серверу. В некоторых случаях функция может быть не доступной, например если приложение на базе <text:span text:style-name="T1">UE4, </text:span>собрано без параметра -<text:span text:style-name="T1">Debug.</text:span></text:p>
          </table:table-cell>
        </table:table-row>
        <table:table-row>
          <table:table-cell table:style-name="Таблица1.A3" table:number-columns-spanned="2" office:value-type="string">
            <text:p text:style-name="P6">CMD</text:p>
          </table:table-cell>
          <table:covered-table-cell/>
          <table:table-cell table:style-name="Таблица1.A3" office:value-type="string">
            <text:p text:style-name="P13">Любая поддерживаемая консольная команда, например запрос для <text:span text:style-name="T1">UE4: </text:span><text:span text:style-name="T2">CMD quit</text:span><text:span text:style-name="T1">, </text:span><text:span text:style-name="T7">приведет к закрытию приложения.</text:span></text:p>
          </table:table-cell>
          <table:table-cell table:style-name="Таблица1.D3" office:value-type="string">
            <text:p text:style-name="P9">Запуск консольных команд клиента. В некоторых случаях часть консольных команд может быть не доступна или приводить к нежелательным последствиям. Например клиент на базе <text:span text:style-name="T1">UE4, </text:span>собранный без команды <text:span text:style-name="T1">-Debug, </text:span>может зависн<text:span text:style-name="T1">у</text:span>ть, получив команду <text:span text:style-name="T2">CMD Stat FPS</text:span></text:p>
          </table:table-cell>
        </table:table-row>
        <table:table-row>
          <table:table-cell table:style-name="Таблица1.A3" table:number-columns-spanned="2" office:value-type="string">
            <text:p text:style-name="P6">MODE_SET</text:p>
          </table:table-cell>
          <table:covered-table-cell/>
          <table:table-cell table:style-name="Таблица1.A3" office:value-type="string">
            <text:p text:style-name="P10">SYNCH_FRAME</text:p>
            <text:p text:style-name="P10">STREAM<text:line-break/><text:span text:style-name="T11">(возможно расширение списка режимов)</text:span></text:p>
          </table:table-cell>
          <table:table-cell table:style-name="Таблица1.D3" office:value-type="string">
            <text:p text:style-name="Table_20_Contents">Установка режима работы клиента. </text:p>
            <text:p text:style-name="Table_20_Contents">В режиме <text:span text:style-name="T10">SYNCH_FRAME</text:span> клиент будет возвращать опорные сигналы, для синхронизации с уже прописанным треком движения.</text:p>
            <text:p text:style-name="Table_20_Contents"><text:soft-page-break/>В режиме <text:span text:style-name="T10">STREAM</text:span><text:span text:style-name="T11">, клиент будет возвращать координаты перемещения, и в первом и во </text:span><text:span text:style-name="T8">в</text:span><text:span text:style-name="T11">тором случае интервал передачи данных можно настраивать (см. ниже </text:span><text:span text:style-name="T2">TIMER_GET</text:span><text:span text:style-name="T3">,</text:span><text:span text:style-name="T11"> </text:span><text:span text:style-name="T2">TIMER_SET</text:span><text:span text:style-name="T11">)<text:line-break/>Ответом на изменение режима будет строка <text:s/></text:span><text:span text:style-name="T10">MODE SYNCH_FRAME</text:span><text:span text:style-name="T11"> или </text:span><text:span text:style-name="T10">MODE </text:span><text:span text:style-name="T2">STREAM, </text:span><text:span text:style-name="T8">а</text:span><text:span text:style-name="T3"> </text:span><text:span text:style-name="T8">если режим не поддерживается возвращает </text:span><text:span text:style-name="T9">MODE </text:span><text:span text:style-name="T2">NOT_SUPPORT.</text:span></text:p>
            <text:p text:style-name="P9">Подробнее о данных передаваемых в этих режимах см. ниже.</text:p>
          </table:table-cell>
        </table:table-row>
        <table:table-row>
          <table:table-cell table:style-name="Таблица1.A3" table:number-columns-spanned="2" office:value-type="string">
            <text:p text:style-name="P6">MODE_GET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Команда возвращает строку <text:span text:style-name="T10">MODE SYNCH_FRAME</text:span> или <text:span text:style-name="T10">MODE </text:span><text:span text:style-name="T2">STREAM</text:span><text:span text:style-name="T1">, </text:span><text:span text:style-name="T7">для того, чтобы проверить, какой режим активен в данный момент.</text:span></text:p>
          </table:table-cell>
        </table:table-row>
        <table:table-row>
          <table:table-cell table:style-name="Таблица1.A3" table:number-columns-spanned="2" office:value-type="string">
            <text:p text:style-name="P6">SCALE_GET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P7">Возвращает переменную масштабирования, по умолчанию — 1.0. Пример ответа: <text:span text:style-name="T2">SCALE 1.0</text:span>. Масштабирование актуально только для <text:span text:style-name="T2">MODE STREAM</text:span></text:p>
          </table:table-cell>
        </table:table-row>
        <table:table-row>
          <table:table-cell table:style-name="Таблица1.A3" table:number-columns-spanned="2" office:value-type="string">
            <text:p text:style-name="P6">SCALE_SET</text:p>
          </table:table-cell>
          <table:covered-table-cell/>
          <table:table-cell table:style-name="Таблица1.A3" office:value-type="string">
            <text:p text:style-name="P6"><text:span text:style-name="T8">Переменная</text:span> float</text:p>
          </table:table-cell>
          <table:table-cell table:style-name="Таблица1.D3" office:value-type="string">
            <text:p text:style-name="P7">Устанавливает размер масштаба. Параметр влияет на размер передаваемых координат.</text:p>
          </table:table-cell>
        </table:table-row>
        <table:table-row>
          <table:table-cell table:style-name="Таблица1.A3" table:number-columns-spanned="2" office:value-type="string">
            <text:p text:style-name="P6">TIMER_GET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Возвращает <text:span text:style-name="T7">значение интервала отправки данных, пример ответа: </text:span><text:span text:style-name="T2">TIMER 1.0</text:span><text:span text:style-name="T1">, </text:span><text:span text:style-name="T7">по умолчанию интервал равен 1.0 (секунд)</text:span></text:p>
          </table:table-cell>
        </table:table-row>
        <table:table-row>
          <table:table-cell table:style-name="Таблица1.A3" table:number-columns-spanned="2" office:value-type="string">
            <text:p text:style-name="P6">TIMER_SET</text:p>
          </table:table-cell>
          <table:covered-table-cell/>
          <table:table-cell table:style-name="Таблица1.A3" office:value-type="string">
            <text:p text:style-name="P6"><text:span text:style-name="T8">Переменная</text:span> float</text:p>
          </table:table-cell>
          <table:table-cell table:style-name="Таблица1.D3" office:value-type="string">
            <text:p text:style-name="P7">Устанавливает интервал отправки данных, по умолчанию <text:span text:style-name="T1"><text:s/></text:span>значение = 1.0</text:p>
          </table:table-cell>
        </table:table-row>
        <table:table-row>
          <table:table-cell table:style-name="Таблица1.A3" table:number-columns-spanned="2" office:value-type="string">
            <text:p text:style-name="P6">SAVE_CONFIG</text:p>
          </table:table-cell>
          <table:covered-table-cell/>
          <table:table-cell table:style-name="Таблица1.A3" office:value-type="string">
            <text:p text:style-name="P6"/>
          </table:table-cell>
          <table:table-cell table:style-name="Таблица1.D3" office:value-type="string">
            <text:p text:style-name="P7">Сохраняет значения измененных параметров:</text:p>
            <text:p text:style-name="P6">TIMER, SCALE, MODE, DEBUG, TRACKING<text:span text:style-name="T7">, LOCATION, ROTATION</text:span></text:p>
          </table:table-cell>
        </table:table-row>
        <table:table-row>
          <table:table-cell table:style-name="Таблица1.A3" table:number-columns-spanned="2" office:value-type="string">
            <text:p text:style-name="P6">RELOAD_CONFIG</text:p>
          </table:table-cell>
          <table:covered-table-cell/>
          <table:table-cell table:style-name="Таблица1.A3" office:value-type="string">
            <text:p text:style-name="P6"/>
          </table:table-cell>
          <table:table-cell table:style-name="Таблица1.D3" office:value-type="string">
            <text:p text:style-name="P7">Производит обновление конфигурации. Эта функция полезна, если вы вручную редактировали файл <text:span text:style-name="T2">Connector.ini</text:span><text:span text:style-name="T13">**</text:span></text:p>
          </table:table-cell>
        </table:table-row>
        <table:table-row>
          <table:table-cell table:style-name="Таблица1.A3" table:number-columns-spanned="2" office:value-type="string">
            <text:p text:style-name="P6">FULLSCREEN</text:p>
          </table:table-cell>
          <table:covered-table-cell/>
          <table:table-cell table:style-name="Таблица1.A3" office:value-type="string">
            <text:p text:style-name="P6"/>
          </table:table-cell>
          <table:table-cell table:style-name="Таблица1.D3" office:value-type="string">
            <text:p text:style-name="P7">Переход в полноэкранный режим и обратно</text:p>
          </table:table-cell>
        </table:table-row>
        <text:soft-page-break/>
        <table:table-row>
          <table:table-cell table:style-name="Таблица1.A3" table:number-columns-spanned="2" office:value-type="string">
            <text:p text:style-name="P6">DIMENSION</text:p>
          </table:table-cell>
          <table:covered-table-cell/>
          <table:table-cell table:style-name="Таблица1.A3" office:value-type="string">
            <text:p text:style-name="P6">[width]x[height][w|f]</text:p>
          </table:table-cell>
          <table:table-cell table:style-name="Таблица1.D3" office:value-type="string">
            <text:p text:style-name="P7">Изменяет разрешение экрана, пример:</text:p>
            <text:p text:style-name="P5"><text:span text:style-name="T10">DIMENSION 1920x1080f</text:span> – <text:span text:style-name="T7">установит разрешение 1920х1080 с полноэкранным режимом,</text:span></text:p>
            <text:p text:style-name="P5"><text:span text:style-name="T9">DIMENSION 800x600</text:span><text:span text:style-name="T10">w</text:span><text:span text:style-name="T7"> – установит разрешение </text:span>800х600<text:span text:style-name="T7"> в </text:span><text:span text:style-name="T7">оконном режиме.</text:span></text:p>
          </table:table-cell>
        </table:table-row>
        <table:table-row>
          <table:table-cell table:style-name="Таблица1.A3" table:number-columns-spanned="2" office:value-type="string">
            <text:p text:style-name="P6">TRACKING_GET</text:p>
          </table:table-cell>
          <table:covered-table-cell/>
          <table:table-cell table:style-name="Таблица1.A3" office:value-type="string">
            <text:p text:style-name="P6"/>
          </table:table-cell>
          <table:table-cell table:style-name="Таблица1.D3" office:value-type="string">
            <text:p text:style-name="P7">Возвращает строку <text:span text:style-name="T2">TRACHING</text:span> <text:span text:style-name="T2">ACTOR</text:span><text:span text:style-name="T1"> </text:span>или <text:span text:style-name="T2">TRACHING <text:s/>CAMERA</text:span></text:p>
          </table:table-cell>
        </table:table-row>
        <table:table-row>
          <table:table-cell table:style-name="Таблица1.A3" table:number-columns-spanned="2" office:value-type="string">
            <text:p text:style-name="P6">TRACHING_SET</text:p>
          </table:table-cell>
          <table:covered-table-cell/>
          <table:table-cell table:style-name="Таблица1.A3" office:value-type="string">
            <text:p text:style-name="P6">ACTOR</text:p>
            <text:p text:style-name="P6">CAMERA</text:p>
          </table:table-cell>
          <table:table-cell table:style-name="Таблица1.D3" office:value-type="string">
            <text:p text:style-name="P7">Устанавливает режимы слежения за главным объектом.</text:p>
            <text:p text:style-name="P7"><text:span text:style-name="T10">АСТО</text:span><text:span text:style-name="T2">R</text:span><text:span text:style-name="T1"> – </text:span>в этом режиме будут передаваться данные о перемещение главного героя или транспортного средства. Этот режим больше подходит для использования приложения совместно с <text:span text:style-name="T1">Oculos Rift</text:span></text:p>
            <text:p text:style-name="P5"><text:span text:style-name="T10">CAMERA</text:span> – <text:span text:style-name="T7">в этом режиме будут передаваться координаты камеры, которая следит за главным героем (персонаж или транспортное средство). Этот режим больше подходит для использования приложения в экранном режиме, по аналогии с обычным райдом.</text:span></text:p>
          </table:table-cell>
        </table:table-row>
        <table:table-row>
          <table:table-cell table:style-name="Таблица1.A2" table:number-columns-spanned="4" office:value-type="string">
            <text:p text:style-name="P9">Данные в режиме <text:s/><text:span text:style-name="T10">SYNCH_FRAME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P8"><text:span text:style-name="T11">Данные отправляются клиентом через промежуток времени, установленный при помощи </text:span><text:span text:style-name="T1">TIMER_SET.</text:span></text:p>
            <text:p text:style-name="P8"><text:span text:style-name="T11">Передача начинается после отправки команды </text:span><text:span text:style-name="T1">START</text:span><text:span text:style-name="T3"> </text:span><text:span text:style-name="T11">и заканчивается после передачи команд </text:span><text:span text:style-name="T1">STOP, PAUSE</text:span></text:p>
            <text:p text:style-name="P6"/>
            <text:p text:style-name="P6">{F:[int],DT:[float],T:[float]}</text:p>
          </table:table-cell>
          <table:covered-table-cell/>
          <table:covered-table-cell/>
          <table:table-cell table:style-name="Таблица1.D3" office:value-type="string">
            <text:p text:style-name="P7">Набор величин в формате <text:span text:style-name="T10">JSON</text:span><text:span text:style-name="T12">*</text:span><text:span text:style-name="T1">, </text:span>где:</text:p>
            <text:list xml:id="list5640555199043524653" text:style-name="L1">
              <text:list-item>
                <text:p text:style-name="P20"><text:span text:style-name="T10">F</text:span> – <text:span text:style-name="T7">номер кадра (</text:span>frame<text:span text:style-name="T7">)</text:span></text:p>
              </text:list-item>
              <text:list-item>
                <text:p text:style-name="P20"><text:span text:style-name="T10">DT</text:span> – <text:span text:style-name="T7">промежуток времени между пред идущим вызовом </text:span>(delta time) <text:span text:style-name="T7">в секундах.</text:span></text:p>
              </text:list-item>
              <text:list-item>
                <text:p text:style-name="P20"><text:span text:style-name="T10">T</text:span> – <text:span text:style-name="T7">общее время с момента запуска проигрывания в секундах</text:span></text:p>
              </text:list-item>
            </text:list>
            <text:p text:style-name="P7">Пример:</text:p>
            <text:p text:style-name="P6"><text:span text:style-name="T7">{F:125,DT:1.0028</text:span>56<text:span text:style-name="T7">,T:5.6789</text:span>46<text:span text:style-name="T7">}</text:span></text:p>
          </table:table-cell>
        </table:table-row>
        <table:table-row>
          <table:table-cell table:style-name="Таблица1.A2" table:number-columns-spanned="4" office:value-type="string">
            <text:p text:style-name="P9">Данные в режиме <text:span text:style-name="T2">STREAM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P8"><text:span text:style-name="T11">Данные отправляются клиентом через промежуток времени, установленный при помощи </text:span><text:span text:style-name="T1">TIMER_SET.</text:span></text:p>
            <text:p text:style-name="P8"><text:span text:style-name="T11">Передача начинается после отправки команды </text:span><text:span text:style-name="T1">START</text:span><text:span text:style-name="T3"> </text:span><text:span text:style-name="T11">и </text:span><text:soft-page-break/><text:span text:style-name="T11">заканчивается после передачи команд </text:span><text:span text:style-name="T1">STOP, PAUSE</text:span></text:p>
            <text:p text:style-name="P6"/>
            <text:p text:style-name="P6">{DT:[float],X:[float],Y:[float],Z:[float],R:[float],P:[float],W:[float]}</text:p>
          </table:table-cell>
          <table:covered-table-cell/>
          <table:covered-table-cell/>
          <table:table-cell table:style-name="Таблица1.D3" office:value-type="string">
            <text:p text:style-name="P7">Набор величин в формате <text:span text:style-name="T10">JSON</text:span><text:span text:style-name="T12">*</text:span><text:span text:style-name="T1">, </text:span>где по умолчанию:</text:p>
            <text:list xml:id="list7695856996679301291" text:style-name="L2">
              <text:list-item>
                <text:p text:style-name="P21"><text:span text:style-name="T10">DT</text:span> – <text:span text:style-name="T7">промежуток времени между пред идущим вызовом</text:span> <text:span text:style-name="T7">(</text:span>delta time<text:span text:style-name="T7">), </text:span><text:span text:style-name="T10">DT</text:span> <text:span text:style-name="T7">напрямую зависит от </text:span>FPS <text:span text:style-name="T7">и </text:span><text:soft-page-break/><text:span text:style-name="T7">установленного параметра </text:span><text:span text:style-name="T10">TIMER</text:span><text:span text:style-name="T8">. Например если <text:s/></text:span><text:span text:style-name="T10">TIMER </text:span><text:span text:style-name="T8">установлен на 1.0000 сек, </text:span><text:span text:style-name="T10">DT</text:span><text:span text:style-name="T8"> может отличаться в небольших пределах. Это связано с производительностью. </text:span><text:span text:style-name="T9">D</text:span><text:span text:style-name="T10">T</text:span><text:span text:style-name="T11"> </text:span><text:span text:style-name="T8">является фактическим значением, которое высчитывается между вызовами.</text:span></text:p>
              </text:list-item>
              <text:list-item>
                <text:p text:style-name="P21"><text:span text:style-name="T10">X</text:span> – <text:span text:style-name="T7">изменение координаты </text:span>X <text:span text:style-name="T7">за промежуток </text:span><text:span text:style-name="T10">DT</text:span></text:p>
              </text:list-item>
              <text:list-item>
                <text:p text:style-name="P21"><text:span text:style-name="T10">Y</text:span> – <text:span text:style-name="T7">изменение координаты Y</text:span> <text:span text:style-name="T7">за промежуток </text:span><text:span text:style-name="T10">DT</text:span></text:p>
              </text:list-item>
              <text:list-item>
                <text:p text:style-name="P21"><text:span text:style-name="T10">Z</text:span> – <text:span text:style-name="T7">изменение координаты Z</text:span> <text:span text:style-name="T7">за промежуток </text:span><text:span text:style-name="T10">DT</text:span></text:p>
              </text:list-item>
              <text:list-item>
                <text:p text:style-name="P21"><text:span text:style-name="T10">R</text:span> – <text:span text:style-name="T7">текущее значение </text:span>Roll <text:span text:style-name="T7">в градусах</text:span></text:p>
              </text:list-item>
              <text:list-item>
                <text:p text:style-name="P21"><text:span text:style-name="T10">P</text:span> - <text:span text:style-name="T7">текущее значение <text:s/></text:span>Pitch <text:span text:style-name="T7">в градусах</text:span></text:p>
              </text:list-item>
              <text:list-item>
                <text:p text:style-name="P21"><text:span text:style-name="T10">W</text:span> – <text:span text:style-name="T7">текущее значение </text:span>Yaw <text:span text:style-name="T7">в градусах</text:span></text:p>
              </text:list-item>
            </text:list>
            <text:p text:style-name="P7">Пример:</text:p>
            <text:p text:style-name="P6">{DT:1.005895,X:1.556446,Y:0.523495,Z:0.413259,R:5.123495,P:20.493178,W:1.379545}</text:p>
            <text:p text:style-name="P6"><text:span text:style-name="T8">см. ниже, как перенастроить вывод для</text:span><text:span text:style-name="T7"> </text:span>STREAM</text:p>
          </table:table-cell>
        </table:table-row>
        <table:table-row>
          <table:table-cell table:style-name="Таблица1.A2" table:number-columns-spanned="4" office:value-type="string">
            <text:p text:style-name="P8"><text:span text:style-name="T11">Настройка режима </text:span>STREAM</text:p>
          </table:table-cell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8">LOCATION_<text:span text:style-name="T1">SET</text:span></text:p>
          </table:table-cell>
          <table:table-cell table:style-name="Таблица1.A3" table:number-columns-spanned="2" office:value-type="string">
            <text:p text:style-name="P8">DELTA</text:p>
            <text:p text:style-name="P8">GLOBAL</text:p>
            <text:p text:style-name="P8">VECTOR</text:p>
          </table:table-cell>
          <table:covered-table-cell/>
          <table:table-cell table:style-name="Таблица1.D3" office:value-type="string">
            <text:p text:style-name="P7">Перенастройка вывода отправки данных о перемещении.</text:p>
            <text:p text:style-name="P5"><text:span text:style-name="T10">DELTA</text:span> – <text:span text:style-name="T7">данные являются разницей между предыдущими координатами объекта с текущей позиций, за промежуток времени </text:span><text:span text:style-name="T10">DT</text:span></text:p>
            <text:p text:style-name="P5"><text:span text:style-name="T10">GLOBAL</text:span> —<text:span text:style-name="T7"> глобальные координаты объекта, без какой-либо обработки</text:span></text:p>
            <text:p text:style-name="P5"><text:span text:style-name="T10">VECTOR</text:span> —<text:span text:style-name="T7"> координаты описаны вектором перемещения, подробное описание появится позже.</text:span></text:p>
          </table:table-cell>
        </table:table-row>
        <table:table-row>
          <table:table-cell table:style-name="Таблица1.A3" office:value-type="string">
            <text:p text:style-name="P8">ROTATION_<text:span text:style-name="T1">SET</text:span></text:p>
          </table:table-cell>
          <table:table-cell table:style-name="Таблица1.A3" table:number-columns-spanned="2" office:value-type="string">
            <text:p text:style-name="P8">DELTA</text:p>
            <text:p text:style-name="P8">GLOBAL</text:p>
            <text:p text:style-name="P8">VECTOR</text:p>
          </table:table-cell>
          <table:covered-table-cell/>
          <table:table-cell table:style-name="Таблица1.D3" office:value-type="string">
            <text:p text:style-name="P7">Перенастройка вывода отправки данных о вращении.</text:p>
            <text:p text:style-name="P5"><text:span text:style-name="T10">DELTA</text:span> – <text:span text:style-name="T7">данные являются разницей между предыдущими положением объекта с текущей позиций, за промежуток времени </text:span><text:span text:style-name="T10">DT</text:span></text:p>
            <text:p text:style-name="P5"><text:span text:style-name="T10">GLOBAL</text:span> —<text:span text:style-name="T7"> текущее положение объекта, без какой-либо обработки</text:span></text:p>
            <text:p text:style-name="P5"><text:span text:style-name="T10">VECTOR</text:span> —<text:span text:style-name="T7"> положение объекта описанное вектором </text:span><text:soft-page-break/><text:span text:style-name="T7">вращения, подробное описание появится позже.</text:span></text:p>
          </table:table-cell>
        </table:table-row>
        <table:table-row>
          <table:table-cell table:style-name="Таблица1.A3" office:value-type="string">
            <text:p text:style-name="P6">LOCATION_GET</text:p>
          </table:table-cell>
          <table:table-cell table:style-name="Таблица1.A3" table:number-columns-spanned="2" office:value-type="string">
            <text:p text:style-name="P8"/>
          </table:table-cell>
          <table:covered-table-cell/>
          <table:table-cell table:style-name="Таблица1.D3" office:value-type="string">
            <text:p text:style-name="P7">Возвращает одно из установленных значений (<text:span text:style-name="T2">DELTA</text:span><text:span text:style-name="T1">, </text:span><text:span text:style-name="T2">GLOBAL</text:span><text:span text:style-name="T1">, </text:span><text:span text:style-name="T2">VECTOR</text:span>)</text:p>
          </table:table-cell>
        </table:table-row>
        <table:table-row>
          <table:table-cell table:style-name="Таблица1.A3" office:value-type="string">
            <text:p text:style-name="P6">ROTATION_GET</text:p>
          </table:table-cell>
          <table:table-cell table:style-name="Таблица1.A3" table:number-columns-spanned="2" office:value-type="string">
            <text:p text:style-name="P8"/>
          </table:table-cell>
          <table:covered-table-cell/>
          <table:table-cell table:style-name="Таблица1.D3" office:value-type="string">
            <text:p text:style-name="P7">Возвращает одно из установленных значений (<text:span text:style-name="T2">DELTA</text:span><text:span text:style-name="T1">, </text:span><text:span text:style-name="T2">GLOBAL</text:span><text:span text:style-name="T1">, </text:span><text:span text:style-name="T2">VECTOR</text:span>)</text:p>
          </table:table-cell>
        </table:table-row>
        <table:table-row>
          <table:table-cell table:style-name="Таблица1.A2" table:number-columns-spanned="4" office:value-type="string">
            <text:p text:style-name="P9">Управление эффектами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P8"><text:span text:style-name="T11">Данные отправляются клиентом </text:span><text:span text:style-name="T11">в те моменты, которые прописаны сценарием приложения</text:span><text:span text:style-name="T1">.</text:span></text:p>
            <text:p text:style-name="P8"><text:span text:style-name="T11">Передача возможна только после отправки команды </text:span><text:span text:style-name="T1">START</text:span><text:span text:style-name="T3"> </text:span><text:span text:style-name="T11">и заканчивается после передачи команд </text:span><text:span text:style-name="T1">STOP, PAUSE</text:span></text:p>
            <text:p text:style-name="P8"/>
            <text:p text:style-name="P6">{FX:[string],P:[float]:,T:[float]}</text:p>
            <text:p text:style-name="P8"/>
            <text:p text:style-name="P8">Пример.</text:p>
            <text:p text:style-name="P9">По пути следования попадаем в водопад, тригеры расставленные в приложении срабатывают и отправляют серверу строку:</text:p>
            <text:p text:style-name="P8">{FX:3,P:1.0:T:3.0}<text:line-break/><text:span text:style-name="T11">Что должно интерпретироваться сервером как: «Включить эффект брызги на </text:span><text:span text:style-name="T11">3 секунды на полной мощности</text:span><text:span text:style-name="T11">». Если устройство создающее эффекты, не управляет мощностью, то поступить можно </text:span><text:span text:style-name="T11">несколькими</text:span><text:span text:style-name="T11"> способами:</text:span></text:p>
            <text:p text:style-name="P9">1. Игнорировать мощность.</text:p>
            <text:p text:style-name="P9">2. Использовать дискредитацию, давать серию импульсов с определенной длительностью и частотой.</text:p>
          </table:table-cell>
          <table:covered-table-cell/>
          <table:covered-table-cell/>
          <table:table-cell table:style-name="Таблица1.D3" office:value-type="string">
            <text:p text:style-name="P7">Строка в формате <text:span text:style-name="T10">JSON</text:span><text:span text:style-name="T12">*</text:span>, где:</text:p>
            <text:p text:style-name="P7"/>
            <text:list xml:id="list8144153073266329562" text:style-name="L3">
              <text:list-item>
                <text:p text:style-name="P23"><text:span text:style-name="T10">FX</text:span> — имя эффекта</text:p>
              </text:list-item>
            </text:list>
            <text:list xml:id="list5152005392332839552" text:style-name="L4">
              <text:list-item>
                <text:p text:style-name="P24"><text:span text:style-name="T10">WIND</text:span> (ветер)</text:p>
              </text:list-item>
              <text:list-item>
                <text:p text:style-name="P24"><text:span text:style-name="T10">LIGHT</text:span> (стробоскоп)</text:p>
              </text:list-item>
              <text:list-item>
                <text:p text:style-name="P24"><text:span text:style-name="T10">SPRAY</text:span> (брызги)</text:p>
              </text:list-item>
              <text:list-item>
                <text:p text:style-name="P24"><text:span text:style-name="T10">SMOKE</text:span> (дым)</text:p>
              </text:list-item>
              <text:list-item>
                <text:p text:style-name="P24"><text:span text:style-name="T10">SNAKE</text:span> (змеи, «мышиные хвостики»)</text:p>
              </text:list-item>
              <text:list-item>
                <text:p text:style-name="P24"><text:span text:style-name="T10">SOAP</text:span> (пузыри)</text:p>
              </text:list-item>
              <text:list-item>
                <text:p text:style-name="P24"><text:span text:style-name="T10">SNOW</text:span> (снег)</text:p>
              </text:list-item>
              <text:list-item>
                <text:p text:style-name="P24"><text:span text:style-name="T10">SHAK</text:span> (вибрация)</text:p>
              </text:list-item>
            </text:list>
            <text:p text:style-name="P7"/>
            <text:p text:style-name="P7">Эффекты от 9 номера до 255 не зарезервированы и могут быть использованы как угодно. Для того, чтобы пояснить как работать с новыми эффектами, или изменить номера эффектов, используйте команду <text:span text:style-name="T10">FX_MAP</text:span></text:p>
            <text:p text:style-name="P7"/>
            <text:list xml:id="list37265479" text:continue-list="list8144153073266329562" text:style-name="L3">
              <text:list-item>
                <text:p text:style-name="P23"><text:span text:style-name="T10">P</text:span> — мощность (от 0 до 1)</text:p>
              </text:list-item>
              <text:list-item>
                <text:p text:style-name="P23"><text:span text:style-name="T10">T</text:span> — промежуток времени (секунды) в котором работает эффект</text:p>
              </text:list-item>
            </text:list>
            <text:p text:style-name="P7"/>
          </table:table-cell>
        </table:table-row>
      </table:table>
      <text:p text:style-name="P17"/>
      <text:p text:style-name="P17"/>
      <text:p text:style-name="P17"/>
      <text:p text:style-name="P18"><text:soft-page-break/>Примечания:</text:p>
      <text:p text:style-name="P14"><text:span text:style-name="T10">JSON</text:span><text:span text:style-name="T12">*</text:span></text:p>
      <text:p text:style-name="P14"><text:span text:style-name="T14">В протоколе </text:span><text:span text:style-name="T16">OXD_TCP</text:span><text:span text:style-name="T15">, JSON </text:span><text:span text:style-name="T14">используется в слегка видоизмененном состоянии (облегченная версия). Отсутствую любые кавычки, лишние пробелы, знаки переносов строки.</text:span></text:p>
      <text:p text:style-name="P14"><text:span text:style-name="T14">Предполагается использование встроенного разбора строк. Наличие фигурных скобок говорит о <text:s/>начале или завершении сообщения </text:span><text:span text:style-name="T15">JSON, </text:span><text:span text:style-name="T14">запятые разделяют пары «параметр:значение». Двоеточие отделяет параметр от значения.</text:span></text:p>
      <text:p text:style-name="P14"><text:span text:style-name="T14">Упрощенный формат </text:span><text:span text:style-name="T15">JSON, </text:span><text:span text:style-name="T14">не содержит вложенных структур, как правило это всегда небольшие массивы состоящие из пар </text:span><text:span text:style-name="T17">ИМЯ_КЛЮЧА:ЗНАЧЕНИЕ</text:span><text:span text:style-name="T14">.</text:span></text:p>
      <text:p text:style-name="P15"/>
      <text:p text:style-name="P14"><text:span text:style-name="T16">Connector.ini</text:span><text:span text:style-name="T13">**</text:span></text:p>
      <text:p text:style-name="P15">Конфигурационный файл, в котором содержатся только параметры протокола <text:span text:style-name="T2">OXD_TCP</text:span>. Его редактирование во внешнем редакторе может быть полезно, для изменения <text:span text:style-name="T1">IP </text:span>или адреса порта <text:span text:style-name="T1">TCP </text:span>соединения, так как эти два параметра удаленно не изменяются. Перенастройка адреса и порта может понадобиться, если программа управляющая динамической платформой (сервер) и приложение (клиент) установлены на разных машинах с общей локальной сеть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ahoma" svg:font-family="Tahom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ahoma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ahoma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ahom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2T14:54:07.99</meta:creation-date>
    <dc:date>2014-09-24T17:11:48.23</dc:date>
    <meta:editing-duration>PT14H8M19S</meta:editing-duration>
    <meta:editing-cycles>33</meta:editing-cycles>
    <meta:generator>OpenOffice.org/3.4.1$Win32 OpenOffice.org_project/341m1$Build-9593</meta:generator>
    <meta:document-statistic meta:table-count="1" meta:image-count="0" meta:object-count="0" meta:page-count="7" meta:paragraph-count="164" meta:word-count="1170" meta:character-count="8797"/>
  </office:meta>
</office:document-meta>
</file>